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3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5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2"><text:span text:style-name="T2">Übung Shellbefehle<text:line-break/></text:span></text:p>
      <text:p text:style-name="P3"><text:span text:style-name="T3"><text:line-break/>1. Erstellen Sie eine Text-Datei mit den Zahlen von 1 bis 10 in je einer Zeile (aufsteigender Reihenfolge).<text:line-break/></text:span><text:span text:style-name="T4">echo -e "1\n2\n3\n4\n5\n6\n7\n8\n9\n10" &gt; Datei.txt</text:span></text:p>
      <text:p text:style-name="P3"><text:span text:style-name="T4"><text:line-break/></text:span><text:span text:style-name="T5"><text:line-break/>Lassen Sie sich die Datei umgekehrt<text:s/></text:span><text:span text:style-name="T6">sort</text:span><text:span text:style-name="T7">iert ausgeben<text:line-break/></text:span><text:span text:style-name="T8">sort -r Datei.txt</text:span></text:p>
      <text:p text:style-name="P3"><text:span text:style-name="T9"/></text:p>
      <text:p text:style-name="P3"><text:span text:style-name="T10">Lassen Sie sich die Datei zufällig<text:s/></text:span><text:span text:style-name="T11">sort</text:span><text:span text:style-name="T12">iert ausgeben<text:line-break/></text:span><text:span text:style-name="T13">sort -R Datei.txt</text:span><text:span text:style-name="T14"><text:line-break/><text:line-break/></text:span></text:p>
      <text:p text:style-name="P3"><text:span text:style-name="T14">2. Erstellen Sie eine Datei mit beliebigen Zahlen, Buchstaben und Leerzeichen, keine Umlaute. <text:line-break/>Fügen Sie am Ende der Datei einen Umlaut hinzu.<text:line-break/></text:span><text:span text:style-name="T15">sort --help &gt; Datei.txt</text:span></text:p>
      <text:p text:style-name="P3"><text:span text:style-name="T15">echo "ü" &gt;&gt; Datei.txt</text:span></text:p>
      <text:p text:style-name="P3"><text:span text:style-name="T16"/></text:p>
      <text:p text:style-name="P3"><text:span text:style-name="T17">Lassen Sie sich mit wc die Anzahl der Zeichen und Bytes anzeigen und vergleichen beide<text:line-break/></text:span><text:span text:style-name="T18">wc Datei.txt</text:span></text:p>
      <text:p text:style-name="P3"><text:span text:style-name="T18">73 522 4084 Datei.txt (newlines, words, bytes)<text:line-break/>-&gt; Ein Zeichen scheint ~8 byte zu belegen.</text:span></text:p>
      <text:p text:style-name="P3"><text:span text:style-name="T19"><text:line-break/></text:span></text:p>
      <text:p text:style-name="P3"><text:span text:style-name="T20">3. Öffnen Sie mit less eine Datei <text:line-break/></text:span><text:span text:style-name="T21">less Datei.txt</text:span></text:p>
      <text:p text:style-name="P3"><text:span text:style-name="T22"><text:line-break/>Suchen Sie nach einem Begriff<text:line-break/></text:span><text:span text:style-name="T23">/merge</text:span></text:p>
      <text:p text:style-name="P3"><text:span text:style-name="T24"><text:line-break/>Suchen Sie rückwärts nach dem Begriff<text:line-break/></text:span><text:span text:style-name="T25">?merge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